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officeooo:rsid="0011b398" officeooo:paragraph-rsid="0011b398"/>
    </style:style>
    <style:style style:name="P3" style:family="paragraph" style:parent-style-name="Standard">
      <style:text-properties officeooo:rsid="00122392" officeooo:paragraph-rsid="00122392"/>
    </style:style>
    <style:style style:name="P4" style:family="paragraph" style:parent-style-name="Standard">
      <style:text-properties officeooo:rsid="0012271f" officeooo:paragraph-rsid="0016be9c"/>
    </style:style>
    <style:style style:name="P5" style:family="paragraph" style:parent-style-name="Standard">
      <style:text-properties officeooo:rsid="001ca9c8" officeooo:paragraph-rsid="001ca9c8"/>
    </style:style>
    <style:style style:name="P6" style:family="paragraph" style:parent-style-name="Standard">
      <style:text-properties officeooo:rsid="001ca9c8" officeooo:paragraph-rsid="001e241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3a20b"/>
    </style:style>
    <style:style style:name="T3" style:family="text">
      <style:text-properties style:text-underline-style="solid" style:text-underline-width="auto" style:text-underline-color="font-color" officeooo:rsid="0016be9c"/>
    </style:style>
    <style:style style:name="T4" style:family="text">
      <style:text-properties fo:font-style="normal" style:text-underline-style="solid" style:text-underline-width="auto" style:text-underline-color="font-color" officeooo:rsid="0013a20b" style:font-style-asian="normal" style:font-style-complex="normal"/>
    </style:style>
    <style:style style:name="T5" style:family="text">
      <style:text-properties fo:font-style="normal" style:text-underline-style="none" officeooo:rsid="0013a20b" style:font-style-asian="normal" style:font-style-complex="normal"/>
    </style:style>
    <style:style style:name="T6" style:family="text">
      <style:text-properties fo:font-style="normal" style:text-underline-style="none" officeooo:rsid="001bffdb" style:font-style-asian="normal" style:font-style-complex="normal"/>
    </style:style>
    <style:style style:name="T7" style:family="text">
      <style:text-properties officeooo:rsid="0016be9c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6be9c"/>
    </style:style>
    <style:style style:name="T10" style:family="text">
      <style:text-properties style:text-underline-style="none" officeooo:rsid="00185c15"/>
    </style:style>
    <style:style style:name="T11" style:family="text">
      <style:text-properties style:text-underline-style="none" officeooo:rsid="0013a20b"/>
    </style:style>
    <style:style style:name="T12" style:family="text">
      <style:text-properties style:text-underline-style="none" officeooo:rsid="0018aa56"/>
    </style:style>
    <style:style style:name="T13" style:family="text">
      <style:text-properties officeooo:rsid="001ca9c8"/>
    </style:style>
    <style:style style:name="T14" style:family="text">
      <style:text-properties officeooo:rsid="001ce1b9"/>
    </style:style>
    <style:style style:name="T15" style:family="text">
      <style:text-properties officeooo:rsid="001e24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(<text:span text:style-name="T1">nro_aluno</text:span>, <text:span text:style-name="T1">cod_depto</text:span>, nome_depto, sigla_depto, <text:span text:style-name="T8">cod_orient</text:span>, nome_orient, fone_orient, cod_curso)</text:p>
      <text:p text:style-name="Standard"/>
      <text:p text:style-name="P2">Está na <text:span text:style-name="T13">1</text:span>FN? Sim.</text:p>
      <text:p text:style-name="P2">Está na <text:span text:style-name="T13">2</text:span>FN? <text:span text:style-name="T15">Sim.</text:span></text:p>
      <text:p text:style-name="P6">Está na 3FN? <text:span text:style-name="T15">Não, existe dependência transitiva</text:span><text:span text:style-name="T14">.</text:span></text:p>
      <text:p text:style-name="P6"/>
      <text:p text:style-name="P3">ALUNO(<text:span text:style-name="T4">nro_aluno</text:span><text:span text:style-name="T5">, </text:span><text:span text:style-name="T6">cod_depto, cod_orient, cod_curso</text:span>);</text:p>
      <text:p text:style-name="P4">DEPARTAMENTO(<text:span text:style-name="T2">cod_depto</text:span><text:span text:style-name="T11">, </text:span><text:span text:style-name="T12">nome_depto, sigla_depto</text:span>);</text:p>
      <text:p text:style-name="P4"><text:span text:style-name="T7">ORIENTADOR</text:span>(<text:span text:style-name="T2">cod_</text:span><text:span text:style-name="T3">orient</text:span><text:span text:style-name="T9">, </text:span><text:span text:style-name="T10">nome_orient, fone_orient</text:span>);</text:p>
      <text:p text:style-name="P4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7T13:29:21.939000000</meta:creation-date>
    <dc:date>2021-04-28T18:10:48.109000000</dc:date>
    <meta:editing-duration>PT21M47S</meta:editing-duration>
    <meta:editing-cycles>15</meta:editing-cycles>
    <meta:generator>LibreOffice/7.1.0.3$Windows_x86 LibreOffice_project/f6099ecf3d29644b5008cc8f48f42f4a40986e4c</meta:generator>
    <meta:document-statistic meta:table-count="0" meta:image-count="0" meta:object-count="0" meta:page-count="1" meta:paragraph-count="7" meta:word-count="33" meta:character-count="332" meta:non-whitespace-character-count="306"/>
  </office:meta>
</office:document-meta>
</file>